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officeooo:rsid="00120f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mières Théories</text:p>
      <text:p text:style-name="P1"/>
      <text:p text:style-name="P1"/>
      <text:p text:style-name="P2"><text:tab/>Evocation: faculté de chanter l'essence même d'un sujet, son âme en quelque sorte. Cela nécessite une compréhension extensive du sujet, qu'on peut obtenir par essais successifs. Il faut aussi chanter en faisant vibrer l'air via son larynx, mais aussi en faisant vibrer la quintessence, ce que j'appèlerais chanter <text:span text:style-name="T2">à deux voix</text:span>, l'une parfaitement audible par tout le monde, l'autre seulement par une écoute magique, comme avec <text:span text:style-name="T1">Symphonie Révélatrice</text:span>. Je me demande qui en est capable et où se situe la part de mon ascendance particulière? <text:span text:style-name="T4">Symphonie Révélatrice</text:span> est de toute évidence à la portée de chaque sidéraux, mais chanter <text:span text:style-name="T2">à deux voix</text:span>? Celà nécessite ma nature, justement? Ou bien est-ce naturelle avec un peu d'habitude? Pourrais-je l'enseigner par un entraînement intensif du type des arts martiaux?</text:p>
      <text:p text:style-name="P2"><text:tab/>La façon dont Providence arrive à en faire une partie avec naturel mais pas l'autre est typique des esprits, mais m'indique peut-être une ligne de partage...</text:p>
      <text:p text:style-name="P2"/>
      <text:p text:style-name="P2">Il y a aussi la matière de l'Evocation. Je la classerais en deux partie.</text:p>
      <text:p text:style-name="P2">Premièrement, il y les parties de Création et Création elle-même.</text:p>
      <text:p text:style-name="P2">Deuxièmement, il y a la brume de la Mer de l'Esprit et la Mer elle-même.</text:p>
      <text:p text:style-name="P2">Je dirais que l'Evocation est un mouvement de l'un à l'autre: à partir de la Mer, on bâtit Création tandis qu'à partir de Création, on se souvient de la Mer.</text:p>
      <text:p text:style-name="P2"/>
      <text:p text:style-name="P2"/>
      <text:p text:style-name="P2"/>
      <text:p text:style-name="P2"><text:tab/>De la mer, on peut donc bâtir à peu près n'importe quoi de Création. Je n'ai essayé pour l'instant que des objets communs, mais je suis assez confiant de pouvoir de cette manière évoquer des artefacts, et à partir du Kaos domaines, manoirs,... mais aussi gens de Création, élémentaires, dieux... Peut-être que tout jusqu'aux Incarnae est sorti de la Mer, quoique je n'ai pas la prétention de façonner un nouvel Incarnae. Je suppose qu'il faudrait pour ça pouvoir en chanter un dans toutes ses facettes, ce qui n'est pas à priori une mince affaire...</text:p>
      <text:p text:style-name="P2"><text:tab/>Le mystère concerne les choses de Malfeas. Si la Mer de l'Esprit est comme je le ressens la matière primordiale de Création, un espèce de Chaos maté dans un espace gigantesque dont les (des?) Primordiaux ont patiemment sortis Créations, puis peut-être l'ont stabilisés grâce aux cinq pôles de Gaïa,... alors la Mer de l'Esprit permet peut-être aussi d'évoquer les choses liées aux primordiaux maintenant dépecés et enchaînés. Mais peut-être aussi les mutilations de leur défaite les en empêche, ou bien les Traités leur en prohibe maintenant l'accès...</text:p>
      <text:p text:style-name="P2"><text:tab/>Cette faculté de modelage est encore présent dans les marches frontières et les espaces souillé par le Kaos. Là, évoquer la mer de l'esprit l'invoque tout simplement. La brume emplit l'espace et l'on peut la modeler exacement comme dans le Mer, transformant l'endroit en morceau de Création. Je suis pour l'instant capable de faire cela à la manière des solaires du premier âge, ce qui pourrait donner de jolies chose avec de la pratique. Mais Providence semble être capable de bien mieux (si on le laisse finir, je suis désolé mon beau) et je frissonne de plaisir à l'idée de voir ce que l'on est capable de faire à deux. Je crois que nous serions tout à fait capable de sortir un domaine parfaitement lié à Création de cette manière-là. Je me demande quel est la limite à cette capacité. J'ai dans l'idée que la Mer de l'Esprit à des limites dans le Kaos, qui doivent correspondre à peu près à celles que dessine les pôles, et qu'au-delà l'invoquer devient extrêmement difficile voir impossible. Ou alors la limite est la limite de la forge d'Oramus... De cette expérience, il n'y a qu'un seul bémol à retenir: c'est qu'il semble impossible de rentrer dans la Mer de l'Esprit via le Kaos.</text:p>
      <text:p text:style-name="P2"/>
      <text:p text:style-name="P2"/>
      <text:p text:style-name="P2"/>
      <text:p text:style-name="P2"><text:tab/>Il y a ensuite les expériences faites via Création. Evoquer la Mer de l'Esprit semble ouvrir une porte vers celle-ci. Mais en même temps, nous sommes dans un lieu qui, de son point de vue, <text:soft-page-break/>est à mon avis vu comme achevé, donc le modeler serait incongru.</text:p>
      <text:p text:style-name="P2">Ceci dit, je ne peux ouvrir une porte qu'à partir d'un domaine. Je pense que c'est à relier au fait que les domaines son<text:span text:style-name="T5">t</text:span> des lieux qui débordent de quintessence, l'évocation doit donc nécessiter de respirer une grande quantité de quintessence pour que le chant magique se lève. Que les manoirs l'en empêche viendrais du fait que la quintessence du lieu est déjà canalisé par le manoir pour une tâche spécifique (et différente). C'est le même problème que j'ai en essayant avec les artefacts ou les personnes, je ne peux pas modeler la quintessence, elle leur appartient... Ceci dit, je devrais pouvoir utiliser Ma quintessence pour ça, non? D'autres lieux sont à tester, comme les sanctuaires de dieux, ou bien les cours terrestres ou les cours d'élémentaire. Il y aurait aussi, je suppose, moyen de la faire en sacrifiant un esprit quelconque via sanction terminale et en modelant sa quintessence...</text:p>
      <text:p text:style-name="P2"><text:tab/>Je dirais aussi que cela traduit l'emprise géographique de la Mer, qui semble bien être un lieu qui s'étend <text:span text:style-name="T2">en parallèle </text:span><text:span text:style-name="T3">de Création, même si cela reste à vérifier.</text:span></text:p>
      <text:p text:style-name="P3"/>
      <text:p text:style-name="P3"><text:tab/>A mon avis, il doit être possible de faire de même à partir de Malféas, seulement les démons n'en ont pas la possibilité. Soit qu'ils ont jurés de ne pas s'en servir, soit plus simplement que les démons lié au(x) primordial(aux) qui gouverne la Mer ne sont pas cloitrés dans Malfeas mais plutôt dans des lieux séparés, comme par exemple le pilier de la Création, qui les empêche de passer dans la Mer de l'Esprit. Je suppose que les pouvoirs particuliers de mon exaltation date de la chute des Primordiaux et des serments que ce yozi-ci dû prononcer. Il n'est pas difficile d'imaginer que les solaires de l'éclipse qui ont imposés les serments aux primordiaux ont demandés de tels pouvoirs pour eux-même et qu'Azéfa l'Eveillé est l'un des premiers bénéficiaires. Peut-être est-ce le cas de lunaires aussi... Et du coup, le fait que les solaires de quintessence démoniaque ait pu se balader à travers la mer de l'Esprit pourrait indiquer que l'un de ces solaires lié à la Mer soit maintenant à la solde de nos ennemis... Si tout ceci est vrai, alors il se peut même qu'Azefa soit passé à l'ennemi, et je crois que nous n'avons pas assez pris en compte cette possibilité.</text:p>
      <text:p text:style-name="P3"/>
      <text:p text:style-name="P3"><text:tab/>L'Outremonde est aussi un de mes sujets de préoccupations. La façon dont la corruption de ce domaine d'eau par celle-ci m'empêchait d'accéder à la mer dit sur l'outremonde quelquechose de peu réjouissant: celle-ci empêche finalment Création d'accéder à ses soubassements créateur, dont je ne sais pas encore si ils interviennent uniquement en cas de destruction de Création (comme j'ai pu le faire dans le Kaos), mais peut-être aussi dans un régénération permanente? Si c'est le cas, alors la dégénerescence de l'outremonde implique non pas sa corruption, mais bien sa destruction après une déliquescence que je ne veux pas envisager...</text:p>
      <text:p text:style-name="P3"/>
      <text:p text:style-name="P3"><text:tab/>Enfin est l'Ailleurs. Une porte avait été créé entre la prison de Jade et la Mer de l'Esprit donc il y a bien une relation entre ces deux espace. Il doit donc y avoir un moyen de passer de Yu-Shan dans la mer, et même, vieux fantasme, y'a-t-il un moyen de récupérer, via la Mer, les vieux objets laissés dans l'Ailleurs par les Solaires disparus depuis longtemps... Mais je crois que ce n'est pas si simple et j'ai deux théories à ce sujets.</text:p>
      <text:p text:style-name="P2"><text:span text:style-name="T3"><text:tab/>Peut-être l'essence géographique de la Mer ne permet que d'accéder aux lieux emprisonnés dans l'Ailleurs. Dans cette théorie, les deux espaces sont bien disctinct, simplement relié par une rémanance que les objets de création conserverait dans l'Ailleurs et qui permettrait d'accéder aux lieux de l'Ailleurs comme aux autres </text:span><text:span text:style-name="T2">lieux</text:span><text:span text:style-name="T3"> de Création.</text:span></text:p>
      <text:p text:style-name="P3"><text:tab/>Mais cette première théorie ne tient pas tout à fait. Je me demande plutôt, même si rien ne pourrait le prouver pour l'instant, si l'Ailleurs n'est pas, d'une certaine manière, la Mer. La Mer est modelé par l'Evocation de l'Essence des choses, par un chant qui les décrit "parfaitement". Et si ce que l'on appelait l'Ailleurs c'était simplement le moyen de réduire les objets à ce chant, de leur retirer leur substance matériel? Sans substance, pas d'intéraction, pas de déliquescence, et donc une espèce de subsistance qui permettrait ensuite de "regonfler" l'objet en rappelant ce chant dans la réalité des choses. Quoique je ne vois pas exactement comment, je pense que cette théorie pourrait nous permettre d'accéder à toutes choses dans l'Ailleurs, via la Mer, pourvu que nous arrivions à retrouver son Chant...</text:p>
      <text:p text:style-name="P3"><text:soft-page-break/><text:tab/>Dans tout les cas, cela pourrait être utilisé pour rentrer dans Yu-Shan ou peut-être même pour retrouver Autochton!</text:p>
      <text:p text:style-name="P3"/>
      <text:p text:style-name="P3"/>
      <text:p text:style-name="P3">Enfin, il y a mes tentatives de trouver des sorties pour la Mer. A mon avis, c'est en fait plus simple que d'y rentrer. C'est à tester, mais je suis à peu près sûr que si j'évoque, dans la Mer, quelque chose qui existe déjà, la Mer pourrait m'y conduire... un peu comme je parlais de chercher des choses dans l'Ailleurs, d'ailleurs. Peut-être simplement ces choses sont-elles plus simple à évoquer si elles débordent de quintessence, comme un domaine... Ou peut-être y'a-t-il aussi besoin de manipuler la quintessence de notre "ancre", auquel cas comme avant un domaine est indispensable... Ou alors quelqu'un capable de "répondre" à une demande de sortie, ou bien encore un artefact qui laisserait à disposition la quintessence nécessaire dans l'air ambiant...</text:p>
      <text:p text:style-name="P3"/>
      <text:p text:style-name="P3"/>
      <text:p text:style-name="P3">De toutes ces choses, il y a une dernière source d'information, que je n'ai pas exploité et qui me glace... Ma première rencontre avec ce que j'appelle l'Evocation et qui semble bien être les "Chants de Création" que l'on m'avait évoqué ne date pas de mon passage dans la Mer... mais bien de ma (re?)découverte du style du rossignol à la voix d'Argent. Et le style n'est pas neutre: si une partie est utilisé pour charmer ses interlocuteur, l'autre est spécifiquement déstiner à les blesser. Dois-je en déduire que c'est le cas pour ce que j'appelle l'Evocation? Y'a-t-il des chants qui défont la trame du monde, qui pourrait me permettre, par exemple, de provoquer l'explosion de domaine, de disrupter des manoirs? De perturber des artefacts, de la technomagie, comme a fait Providence dans Palestris à l'époque? Mais aussi, de détruire des lieux, des destinées... Et vais-je devoir les apprendre pour maîtriser mon art comme je le fait pour le Rossign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5M38S</meta:editing-duration>
    <meta:editing-cycles>6</meta:editing-cycles>
    <meta:generator>LibreOffice/5.3.6.1$Windows_x86 LibreOffice_project/686f202eff87ef707079aeb7f485847613344eb7</meta:generator>
    <dc:date>2018-03-09T17:33:29.131000000</dc:date>
    <meta:document-statistic meta:table-count="0" meta:image-count="0" meta:object-count="0" meta:page-count="3" meta:paragraph-count="21" meta:word-count="1714" meta:character-count="10204" meta:non-whitespace-character-count="8498"/>
    <meta:user-defined meta:name="Info 1"/>
    <meta:user-defined meta:name="Info 2"/>
    <meta:user-defined meta:name="Info 3"/>
    <meta:user-defined meta:name="Info 4"/>
  </office:meta>
</office:document-meta>
</file>